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officeooo:rsid="00210e01" officeooo:paragraph-rsid="00210e01"/>
    </style:style>
    <style:style style:name="P2" style:family="paragraph" style:parent-style-name="Standard">
      <style:paragraph-properties fo:padding="0.0291in" fo:border-left="none" fo:border-right="none" fo:border-top="none" fo:border-bottom="0.06pt solid #000000" style:join-border="false"/>
      <style:text-properties officeooo:rsid="00210e01" officeooo:paragraph-rsid="00210e01"/>
    </style:style>
    <style:style style:name="P3" style:family="paragraph" style:parent-style-name="Listenabsatz" style:list-style-name="L1">
      <style:text-properties officeooo:rsid="0020bd97" officeooo:paragraph-rsid="0020bd97"/>
    </style:style>
    <style:style style:name="P4" style:family="paragraph" style:parent-style-name="Standard" style:master-page-name="MP0">
      <style:paragraph-properties style:page-number="auto" fo:break-before="page"/>
    </style:style>
    <style:style style:name="P5" style:family="paragraph" style:parent-style-name="Standard" style:list-style-name="L2"/>
    <style:style style:name="P6" style:family="paragraph" style:parent-style-name="Standard" style:list-style-name="L2">
      <style:text-properties officeooo:rsid="00210e01" officeooo:paragraph-rsid="00210e01"/>
    </style:style>
    <style:style style:name="P7" style:family="paragraph" style:parent-style-name="Standard">
      <style:text-properties officeooo:rsid="00210e01" officeooo:paragraph-rsid="00210e01"/>
    </style:style>
    <style:style style:name="P8" style:family="paragraph" style:parent-style-name="Standard" style:list-style-name="L2">
      <style:text-properties officeooo:rsid="002887ec" officeooo:paragraph-rsid="002887ec"/>
    </style:style>
    <style:style style:name="P9" style:family="paragraph" style:parent-style-name="Standard" style:list-style-name="L2">
      <style:text-properties officeooo:rsid="002c9863" officeooo:paragraph-rsid="002c9863"/>
    </style:style>
    <style:style style:name="P10" style:family="paragraph" style:parent-style-name="Standard" style:list-style-name="L2">
      <style:text-properties officeooo:rsid="002de9c6" officeooo:paragraph-rsid="002de9c6"/>
    </style:style>
    <style:style style:name="P11" style:family="paragraph" style:parent-style-name="Standard">
      <style:text-properties officeooo:rsid="002f982a" officeooo:paragraph-rsid="002f982a"/>
    </style:style>
    <style:style style:name="T1" style:family="text">
      <style:text-properties fo:font-weight="bold" style:font-weight-asian="bold"/>
    </style:style>
    <style:style style:name="T2" style:family="text">
      <style:text-properties officeooo:rsid="001f9a7d"/>
    </style:style>
    <style:style style:name="T3" style:family="text">
      <style:text-properties officeooo:rsid="0020bd97"/>
    </style:style>
    <style:style style:name="T4" style:family="text">
      <style:text-properties officeooo:rsid="00248d1f"/>
    </style:style>
    <style:style style:name="T5" style:family="text">
      <style:text-properties officeooo:rsid="002887ec"/>
    </style:style>
    <style:style style:name="T6" style:family="text">
      <style:text-properties officeooo:rsid="002b9d9d"/>
    </style:style>
    <style:style style:name="T7" style:family="text">
      <style:text-properties officeooo:rsid="002f0584"/>
    </style:style>
    <style:style style:name="T8" style:family="text">
      <style:text-properties fo:font-style="italic" officeooo:rsid="002f0584" style:font-style-asian="italic" style:font-style-complex="italic"/>
    </style:style>
    <style:style style:name="T9" style:family="text">
      <style:text-properties fo:font-style="normal" officeooo:rsid="002f0584" style:font-style-asian="normal" style:font-style-complex="normal"/>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Absatz-Standardschriftart"><text:span text:style-name="T1">Team</text:span></text:span>: <text:span text:style-name="T2">06</text:span> <text:span text:style-name="T6">(Atabek Amanov, Thomas Bednorz)</text:span></text:p>
      <text:p text:style-name="Standard"><text:span text:style-name="Absatz-Standardschriftart"><text:span text:style-name="T1">Aufgabenaufteilung</text:span></text:span>: </text:p>
      <text:list xml:id="list8580375025033028720" text:style-name="L1">
        <text:list-item>
          <text:p text:style-name="P3">Skizze (adp1_<text:span text:style-name="T4">skizze_</text:span>amanov_bednorz.odt), Atabek Amanov</text:p>
        </text:list-item>
        <text:list-item>
          <text:p text:style-name="P3">Skizze (adp1_<text:span text:style-name="T4">skizze_</text:span>amanov_bednorz.odt), Thomas Bednorz</text:p>
        </text:list-item>
      </text:list>
      <text:p text:style-name="Standard"><text:span text:style-name="Absatz-Standardschriftart"><text:span text:style-name="T1">Quellenangaben</text:span></text:span>: -</text:p>
      <text:p text:style-name="Standard"><text:span text:style-name="Absatz-Standardschriftart"><text:span text:style-name="T1">Bearbeitungszeitraum</text:span></text:span>: <text:span text:style-name="T3">Di, 22.03.16</text:span></text:p>
      <text:p text:style-name="Standard"><text:span text:style-name="Absatz-Standardschriftart"><text:span text:style-name="T1">Aktueller Stand</text:span></text:span>: <text:span text:style-name="T3">Erste Version der Skizze fertig und zur Begutachtung eingereicht</text:span></text:p>
      <text:p text:style-name="Standard"><text:span text:style-name="Absatz-Standardschriftart"><text:span text:style-name="T1">Änderungen in der Skizze</text:span></text:span>: -</text:p>
      <text:p text:style-name="Standard"><text:span text:style-name="Absatz-Standardschriftart"><text:span text:style-name="T1">Skizze</text:span></text:span>: </text:p>
      <text:p text:style-name="P2">Aufgabe 1: Die Kunst der Abstraktion</text:p>
      <text:p text:style-name="P1"/>
      <text:p text:style-name="P1">ADT Liste:</text:p>
      <text:p text:style-name="P11">Vorbemerkungen:</text:p>
      <text:p text:style-name="P11"/>
      <text:p text:style-name="P11"/>
      <text:list xml:id="list1066896731132813114" text:style-name="L2">
        <text:list-item>
          <text:p text:style-name="P5">create: ∅ → list</text:p>
          <text:p text:style-name="P6">Erzeugt eine leere Liste.</text:p>
          <text:p text:style-name="P6"/>
        </text:list-item>
        <text:list-item>
          <text:p text:style-name="P5">isEmpty: list → bool</text:p>
          <text:p text:style-name="P6">Prüft, ob die Liste leer ist. Ist die Anzahl der Elemente 0, wird „wahr“ zurückgegeben, bei einer Anzahl der Elemente größer 0 wird „falsch“ zurückgegeben.</text:p>
          <text:p text:style-name="P6"/>
        </text:list-item>
        <text:list-item>
          <text:p text:style-name="P5">equal: list × list → bool</text:p>
          <text:p text:style-name="P6">Prüft, ob die Liste strukturell identisch zu einer anderen Liste ist. Da die Liste nur ganze Zahlen enthält bedeutet strukturelle Gleichheit hier, dass an einer beliebigen Position in der Liste die selbe Zahl enthalten ist wie an der gleichen Stelle in der anderen Liste. Ist dies für<text:span text:style-name="T5"> </text:span>alle Elemente <text:span text:style-name="T5">beider Listen </text:span>gegeben, wird „wahr“ zurückgegeben, andernfalls „falsch“. <text:span text:style-name="T5">Implizit hierin ist, dass beide Listen die gleiche Länge haben. </text:span>Sind beide Listen leer, wird ebenfalls „wahr“ zurückgegeben.</text:p>
          <text:p text:style-name="P6"/>
        </text:list-item>
        <text:list-item>
          <text:p text:style-name="P5"><text:soft-page-break/>laenge: list → int</text:p>
          <text:p text:style-name="P8">Gibt die Anzahl der Elemente der Liste als ganze Zahl zurück.</text:p>
          <text:p text:style-name="P8"/>
        </text:list-item>
        <text:list-item>
          <text:p text:style-name="P5">insert: list × pos × elem → list</text:p>
          <text:p text:style-name="P9">Fügt ein Element an die Position pos der Liste ein. Folgende Bedingungen müssen gelten: Die Liste muss bis (pos-1) befüllt sein und pos darf nicht negativ sein. Wird eine der Vorbedingungen verletzt, wird das Element nicht eingefügt und statt dessen die Liste unverändert zurückgegeben. Ist der Wert von pos nicht fehlerhaft, wird das Element elem an die Stelle pos in der Liste eingefügt. Ggf. werden alle Elemente an den Stellen &gt;= pos um Stelle höher gespeichert.</text:p>
          <text:p text:style-name="P5"/>
        </text:list-item>
        <text:list-item>
          <text:p text:style-name="P5">delete: list × pos → list</text:p>
          <text:p text:style-name="P10">Löscht das Element an der Position pos von der Liste. Ist pos negativ oder höher als die Länge der Liste, wird kein Element gelöscht und die Liste wird unverändert zurückgegeben. Ansonsten wird das Element aus der Liste gelöscht. Hierbei unspezifiziert ist, ob alle Elemente die nach pos in der Liste gespeichert sind um eine Stelle nach unten verschoben werden und anschließen der letzte (nun leere) Knoten gelöscht wird.</text:p>
          <text:p text:style-name="P10"/>
        </text:list-item>
        <text:list-item>
          <text:p text:style-name="P5">find: list × elem → pos</text:p>
          <text:p text:style-name="P10">Gibt die Position des ersten Auftretens von elem in der Liste zurück. Kann das Element nicht gefunden werden, wird ein entsprechender, eindeutiger Fehlerwert (beispielsweise null oder -1) zurückgegeben.</text:p>
          <text:p text:style-name="P10"/>
        </text:list-item>
        <text:list-item>
          <text:p text:style-name="P5">retrieve: list × pos → elem</text:p>
          <text:p text:style-name="P10">Gibt das Element elem an der Position pos zurück. Ist pos unzulässig, sprich negativ oder größer als die Länge der Liste, wird ein Fehlerwert (beispielsweise null) zurückgegeben.</text:p>
          <text:p text:style-name="P10"/>
        </text:list-item>
        <text:list-item>
          <text:p text:style-name="P5">concat: list × list → list</text:p>
          <text:p text:style-name="P10">Erzeugt eine neue Liste, die alle Elemente aus der ersten <text:span text:style-name="T7">Liste (liste1) </text:span>und der zweiten <text:span text:style-name="T7">(liste2) </text:span>enthält. Hierbei w<text:span text:style-name="T7">ird eine neue Liste der Länge </text:span><text:span text:style-name="T8">laenge(liste1) </text:span><text:span text:style-name="T7">+ </text:span><text:span text:style-name="T8">laenge(liste2)</text:span><text:span text:style-name="T9"> erzeugt. Alle Elemente aus liste1 werden in die neue Liste kopiert, die Elemente aus liste2 werden Reihenfolge erhaltend hinter die Elemente aus liste1 kopiert. Ist eine der Listen leer, wird als Ergebnis die nicht-leere Liste zurückgegeben. Sind beide Listen leer, wird eine leere Liste zurückgegeben.</text:span></text:p>
        </text:list-item>
      </text:list>
      <text:p text:style-name="P11"><text:soft-page-break/>ADT St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3T11:01:19.215000000</dc:date>
    <meta:editing-cycles>14</meta:editing-cycles>
    <meta:editing-duration>PT40M48S</meta:editing-duration>
    <meta:document-statistic meta:table-count="0" meta:image-count="0" meta:object-count="0" meta:page-count="3" meta:paragraph-count="39" meta:word-count="512" meta:character-count="3132" meta:non-whitespace-character-count="2677"/>
    <meta:template xlink:type="simple" xlink:actuate="onRequest" xlink:title="" xlink:href="../../../../HAW/AD/PFormal/PFormal.odt/Normal.dotm"/>
  </office:meta>
</office:document-meta>
</file>